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1.8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31cm" style:rel-column-width="18239*"/>
    </style:style>
    <style:style style:name="Table1.B" style:family="table-column">
      <style:table-column-properties style:column-width="12.27cm" style:rel-column-width="4729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0.05pt solid #000000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/>
    </style:style>
    <style:style style:name="P2" style:family="paragraph" style:parent-style-name="Text_20_body">
      <style:text-properties style:font-name="Liberation Serif" officeooo:paragraph-rsid="00093fce"/>
    </style:style>
    <style:style style:name="P3" style:family="paragraph" style:parent-style-name="Text_20_body">
      <style:text-properties style:font-name="Liberation Serif" officeooo:rsid="00093fce" officeooo:paragraph-rsid="00093fce"/>
    </style:style>
    <style:style style:name="P4" style:family="paragraph" style:parent-style-name="Text_20_body">
      <style:text-properties style:font-name="Liberation Serif" officeooo:rsid="00093fce" officeooo:paragraph-rsid="0009e2f5"/>
    </style:style>
    <style:style style:name="P5" style:family="paragraph" style:parent-style-name="Text_20_body">
      <style:text-properties style:font-name="Liberation Serif" officeooo:rsid="0009e2f5" officeooo:paragraph-rsid="0009e2f5"/>
    </style:style>
    <style:style style:name="P6" style:family="paragraph" style:parent-style-name="Text_20_body">
      <style:text-properties style:font-name="Liberation Serif" officeooo:rsid="000a6a4a" officeooo:paragraph-rsid="000a6a4a"/>
    </style:style>
    <style:style style:name="P7" style:family="paragraph" style:parent-style-name="Text_20_body">
      <style:text-properties style:font-name="Liberation Serif" officeooo:rsid="000a7c9d" officeooo:paragraph-rsid="000a7c9d"/>
    </style:style>
    <style:style style:name="P8" style:family="paragraph" style:parent-style-name="Text_20_body">
      <style:text-properties style:font-name="Liberation Serif" fo:font-weight="bold" officeooo:rsid="0019611b" officeooo:paragraph-rsid="0019611b" style:font-weight-asian="bold" style:font-weight-complex="bold"/>
    </style:style>
    <style:style style:name="P9" style:family="paragraph" style:parent-style-name="Text_20_body">
      <style:text-properties style:font-name="Liberation Serif" fo:font-size="10pt" officeooo:rsid="000d634a" officeooo:paragraph-rsid="000d634a" style:font-size-asian="10pt" style:font-size-complex="10pt"/>
    </style:style>
    <style:style style:name="P10" style:family="paragraph" style:parent-style-name="Text_20_body">
      <style:text-properties style:font-name="Liberation Serif" fo:font-size="10pt" officeooo:rsid="000d634a" officeooo:paragraph-rsid="000d7871" style:font-size-asian="10pt" style:font-size-complex="10pt"/>
    </style:style>
    <style:style style:name="P11" style:family="paragraph" style:parent-style-name="Text_20_body">
      <style:text-properties style:font-name="Liberation Serif" fo:font-size="10pt" officeooo:rsid="000d634a" officeooo:paragraph-rsid="00122e26" style:font-size-asian="10pt" style:font-size-complex="10pt"/>
    </style:style>
    <style:style style:name="P12" style:family="paragraph" style:parent-style-name="Text_20_body">
      <style:text-properties style:font-name="Liberation Serif" fo:font-size="10pt" officeooo:rsid="000d634a" officeooo:paragraph-rsid="0013a048" style:font-size-asian="10pt" style:font-size-complex="10pt"/>
    </style:style>
    <style:style style:name="P13" style:family="paragraph" style:parent-style-name="Text_20_body">
      <style:text-properties style:font-name="Liberation Serif" fo:font-size="10pt" officeooo:rsid="000d634a" officeooo:paragraph-rsid="00160cfa" style:font-size-asian="10pt" style:font-size-complex="10pt"/>
    </style:style>
    <style:style style:name="P14" style:family="paragraph" style:parent-style-name="Text_20_body">
      <style:text-properties style:font-name="Liberation Serif" fo:font-size="10pt" officeooo:rsid="000d634a" officeooo:paragraph-rsid="00164862" style:font-size-asian="10pt" style:font-size-complex="10pt"/>
    </style:style>
    <style:style style:name="P15" style:family="paragraph" style:parent-style-name="Text_20_body">
      <style:text-properties style:font-name="Liberation Serif" fo:font-size="10pt" officeooo:rsid="000d634a" officeooo:paragraph-rsid="00183181" style:font-size-asian="10pt" style:font-size-complex="10pt"/>
    </style:style>
    <style:style style:name="P16" style:family="paragraph" style:parent-style-name="Text_20_body">
      <style:text-properties style:font-name="Liberation Serif" fo:font-size="10pt" officeooo:rsid="000d634a" officeooo:paragraph-rsid="001aaca7" style:font-size-asian="10pt" style:font-size-complex="10pt"/>
    </style:style>
    <style:style style:name="P17" style:family="paragraph" style:parent-style-name="Text_20_body">
      <style:text-properties style:font-name="Liberation Serif" fo:font-size="10pt" officeooo:rsid="000d634a" officeooo:paragraph-rsid="001ce88a" style:font-size-asian="10pt" style:font-size-complex="10pt"/>
    </style:style>
    <style:style style:name="P18" style:family="paragraph" style:parent-style-name="Text_20_body">
      <style:text-properties style:font-name="Liberation Serif" fo:font-size="10pt" officeooo:rsid="000d634a" officeooo:paragraph-rsid="001dbcf0" style:font-size-asian="10pt" style:font-size-complex="10pt"/>
    </style:style>
    <style:style style:name="P19" style:family="paragraph" style:parent-style-name="Text_20_body">
      <style:text-properties style:font-name="Liberation Serif" fo:font-size="10pt" officeooo:rsid="000d634a" officeooo:paragraph-rsid="001e10b2" style:font-size-asian="10pt" style:font-size-complex="10pt"/>
    </style:style>
    <style:style style:name="P20" style:family="paragraph" style:parent-style-name="Text_20_body">
      <style:text-properties style:font-name="Liberation Serif" fo:font-style="normal" officeooo:rsid="0009e2f5" officeooo:paragraph-rsid="0009e2f5" style:font-style-asian="normal" style:font-style-complex="normal"/>
    </style:style>
    <style:style style:name="P21" style:family="paragraph" style:parent-style-name="Text_20_body">
      <style:text-properties officeooo:rsid="001dbcf0" officeooo:paragraph-rsid="001dbcf0"/>
    </style:style>
    <style:style style:name="P22" style:family="paragraph" style:parent-style-name="Table_20_Contents">
      <style:text-properties style:font-name="Liberation Serif" fo:font-size="10pt" officeooo:rsid="000d634a" officeooo:paragraph-rsid="000d634a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rsid="000d7871" officeooo:paragraph-rsid="000d7871" style:font-size-asian="10pt" style:font-size-complex="10pt"/>
    </style:style>
    <style:style style:name="P24" style:family="paragraph" style:parent-style-name="Table_20_Contents">
      <style:text-properties style:font-name="Liberation Serif" fo:font-size="10pt" officeooo:rsid="000ef98c" officeooo:paragraph-rsid="000ef98c" style:font-size-asian="10pt" style:font-size-complex="10pt"/>
    </style:style>
    <style:style style:name="P25" style:family="paragraph" style:parent-style-name="Table_20_Contents">
      <style:text-properties style:font-name="Liberation Serif" fo:font-size="10pt" officeooo:rsid="00122e26" officeooo:paragraph-rsid="00122e26" style:font-size-asian="10pt" style:font-size-complex="10pt"/>
    </style:style>
    <style:style style:name="P26" style:family="paragraph" style:parent-style-name="Table_20_Contents">
      <style:text-properties style:font-name="Liberation Serif" fo:font-size="10pt" officeooo:rsid="0013a048" officeooo:paragraph-rsid="0013a048" style:font-size-asian="10pt" style:font-size-complex="10pt"/>
    </style:style>
    <style:style style:name="P27" style:family="paragraph" style:parent-style-name="Table_20_Contents">
      <style:text-properties style:font-name="Liberation Serif" fo:font-size="10pt" officeooo:rsid="00160cfa" officeooo:paragraph-rsid="00160cfa" style:font-size-asian="10pt" style:font-size-complex="10pt"/>
    </style:style>
    <style:style style:name="P28" style:family="paragraph" style:parent-style-name="Table_20_Contents">
      <style:text-properties style:font-name="Liberation Serif" fo:font-size="10pt" officeooo:rsid="00164862" officeooo:paragraph-rsid="00164862" style:font-size-asian="10pt" style:font-size-complex="10pt"/>
    </style:style>
    <style:style style:name="P29" style:family="paragraph" style:parent-style-name="Table_20_Contents">
      <style:text-properties style:font-name="Liberation Serif" fo:font-size="10pt" officeooo:rsid="001aaca7" officeooo:paragraph-rsid="001aaca7" style:font-size-asian="10pt" style:font-size-complex="10pt"/>
    </style:style>
    <style:style style:name="P30" style:family="paragraph" style:parent-style-name="Table_20_Contents">
      <style:text-properties style:font-name="Liberation Serif" fo:font-size="10pt" officeooo:rsid="001bbdd7" officeooo:paragraph-rsid="001bbdd7" style:font-size-asian="10pt" style:font-size-complex="10pt"/>
    </style:style>
    <style:style style:name="P31" style:family="paragraph" style:parent-style-name="Table_20_Contents">
      <style:text-properties style:font-name="Liberation Serif" fo:font-size="10pt" officeooo:rsid="001ce88a" officeooo:paragraph-rsid="001ce88a" style:font-size-asian="10pt" style:font-size-complex="10pt"/>
    </style:style>
    <style:style style:name="P32" style:family="paragraph" style:parent-style-name="Table_20_Contents">
      <style:text-properties style:font-name="Liberation Serif" fo:font-size="10pt" officeooo:rsid="001dbcf0" officeooo:paragraph-rsid="001dbcf0" style:font-size-asian="10pt" style:font-size-complex="10pt"/>
    </style:style>
    <style:style style:name="P33" style:family="paragraph" style:parent-style-name="Table_20_Contents">
      <style:text-properties style:font-name="Liberation Serif" fo:font-size="10pt" officeooo:rsid="001e10b2" officeooo:paragraph-rsid="001e10b2" style:font-size-asian="10pt" style:font-size-complex="10pt"/>
    </style:style>
    <style:style style:name="P34" style:family="paragraph" style:parent-style-name="Standard">
      <style:text-properties officeooo:paragraph-rsid="001dbcf0"/>
    </style:style>
    <style:style style:name="P35" style:family="paragraph" style:parent-style-name="Text_20_body">
      <style:text-properties style:font-name="Liberation Serif" fo:font-weight="normal" officeooo:rsid="0019611b" officeooo:paragraph-rsid="0019611b" style:font-weight-asian="normal" style:font-weight-complex="normal"/>
    </style:style>
    <style:style style:name="P36" style:family="paragraph" style:parent-style-name="Heading_20_2">
      <style:paragraph-properties fo:text-align="center" style:justify-single-word="false"/>
      <style:text-properties style:font-name="Liberation Serif"/>
    </style:style>
    <style:style style:name="P37" style:family="paragraph" style:parent-style-name="Heading_20_3">
      <style:text-properties style:font-name="Liberation Serif" officeooo:rsid="00093fce" officeooo:paragraph-rsid="00093f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3181" style:font-style-asian="italic" style:font-style-complex="italic"/>
    </style:style>
    <style:style style:name="T3" style:family="text">
      <style:text-properties officeooo:rsid="0009e2f5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634a" style:font-style-asian="normal" style:font-style-complex="normal"/>
    </style:style>
    <style:style style:name="T6" style:family="text">
      <style:text-properties fo:font-style="normal" officeooo:rsid="00183181" style:font-style-asian="normal" style:font-style-complex="normal"/>
    </style:style>
    <style:style style:name="T7" style:family="text">
      <style:text-properties officeooo:rsid="000a6a4a"/>
    </style:style>
    <style:style style:name="T8" style:family="text">
      <style:text-properties fo:color="#007e80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7e80" fo:font-style="normal" fo:font-weight="bold" officeooo:rsid="000d7871" style:font-style-asian="normal" style:font-weight-asian="bold" style:font-style-complex="normal" style:font-weight-complex="bold"/>
    </style:style>
    <style:style style:name="T10" style:family="text">
      <style:text-properties fo:color="#007e80" fo:font-style="normal" fo:font-weight="bold" officeooo:rsid="000e4c2d" style:font-style-asian="normal" style:font-weight-asian="bold" style:font-style-complex="normal" style:font-weight-complex="bold"/>
    </style:style>
    <style:style style:name="T11" style:family="text">
      <style:text-properties fo:color="#007e80" fo:font-style="normal" fo:font-weight="bold" officeooo:rsid="00122e26" style:font-style-asian="normal" style:font-weight-asian="bold" style:font-style-complex="normal" style:font-weight-complex="bold"/>
    </style:style>
    <style:style style:name="T12" style:family="text">
      <style:text-properties fo:color="#007e80" fo:font-style="normal" fo:font-weight="bold" officeooo:rsid="001dbcf0" style:font-style-asian="normal" style:font-weight-asian="bold" style:font-style-complex="normal" style:font-weight-complex="bold"/>
    </style:style>
    <style:style style:name="T13" style:family="text">
      <style:text-properties fo:color="#007e80" fo:font-style="normal" fo:font-weight="bold" fo:background-color="#dddddd" loext:char-shading-value="0" style:font-style-asian="normal" style:font-weight-asian="bold" style:font-style-complex="normal" style:font-weight-complex="bold"/>
    </style:style>
    <style:style style:name="T14" style:family="text">
      <style:text-properties fo:color="#007e80" fo:font-style="normal" fo:font-weight="bold" officeooo:rsid="000d7871" fo:background-color="#dddddd" loext:char-shading-value="0" style:font-style-asian="normal" style:font-weight-asian="bold" style:font-style-complex="normal" style:font-weight-complex="bold"/>
    </style:style>
    <style:style style:name="T15" style:family="text">
      <style:text-properties fo:color="#007e80" fo:font-style="normal" fo:font-weight="bold" officeooo:rsid="000e4c2d" fo:background-color="#dddddd" loext:char-shading-value="0" style:font-style-asian="normal" style:font-weight-asian="bold" style:font-style-complex="normal" style:font-weight-complex="bold"/>
    </style:style>
    <style:style style:name="T16" style:family="text">
      <style:text-properties fo:color="#007e80" fo:font-style="normal" fo:font-weight="bold" officeooo:rsid="00122e26" fo:background-color="#dddddd" loext:char-shading-value="0" style:font-style-asian="normal" style:font-weight-asian="bold" style:font-style-complex="normal" style:font-weight-complex="bold"/>
    </style:style>
    <style:style style:name="T17" style:family="text">
      <style:text-properties fo:color="#007e80" fo:font-style="normal" fo:font-weight="bold" officeooo:rsid="00160cfa" fo:background-color="#dddddd" loext:char-shading-value="0" style:font-style-asian="normal" style:font-weight-asian="bold" style:font-style-complex="normal" style:font-weight-complex="bold"/>
    </style:style>
    <style:style style:name="T18" style:family="text">
      <style:text-properties fo:color="#007e80" fo:font-style="normal" fo:font-weight="bold" officeooo:rsid="00164862" fo:background-color="#dddddd" loext:char-shading-value="0" style:font-style-asian="normal" style:font-weight-asian="bold" style:font-style-complex="normal" style:font-weight-complex="bold"/>
    </style:style>
    <style:style style:name="T19" style:family="text">
      <style:text-properties fo:color="#007e80" fo:font-style="normal" fo:font-weight="bold" officeooo:rsid="001aaca7" fo:background-color="#dddddd" loext:char-shading-value="0" style:font-style-asian="normal" style:font-weight-asian="bold" style:font-style-complex="normal" style:font-weight-complex="bold"/>
    </style:style>
    <style:style style:name="T20" style:family="text">
      <style:text-properties fo:color="#007e80" fo:font-style="normal" fo:font-weight="bold" officeooo:rsid="001ce88a" fo:background-color="#dddddd" loext:char-shading-value="0" style:font-style-asian="normal" style:font-weight-asian="bold" style:font-style-complex="normal" style:font-weight-complex="bold"/>
    </style:style>
    <style:style style:name="T21" style:family="text">
      <style:text-properties fo:color="#007e80" fo:font-style="normal" fo:font-weight="bold" officeooo:rsid="001aaca7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color="#007e80" fo:font-style="normal" fo:font-weight="bold" officeooo:rsid="001dbcf0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color="#007e80" fo:font-style="normal" fo:font-weight="bold" officeooo:rsid="001dbcf0" fo:background-color="#b2b2b2" loext:char-shading-value="0" style:font-style-asian="normal" style:font-weight-asian="bold" style:font-style-complex="normal" style:font-weight-complex="bold"/>
    </style:style>
    <style:style style:name="T24" style:family="text">
      <style:text-properties fo:color="#007e80" fo:font-style="normal" fo:font-weight="bold" officeooo:rsid="001e10b2" fo:background-color="#b2b2b2" loext:char-shading-value="0" style:font-style-asian="normal" style:font-weight-asian="bold" style:font-style-complex="normal" style:font-weight-complex="bold"/>
    </style:style>
    <style:style style:name="T25" style:family="text">
      <style:text-properties fo:color="#007e80" fo:font-style="normal" fo:background-color="#dddddd" loext:char-shading-value="0" style:font-style-asian="normal" style:font-style-complex="normal"/>
    </style:style>
    <style:style style:name="T26" style:family="text">
      <style:text-properties fo:color="#007e80" fo:font-weight="bold" style:font-weight-asian="bold" style:font-weight-complex="bold"/>
    </style:style>
    <style:style style:name="T27" style:family="text">
      <style:text-properties fo:color="#000000" fo:font-style="normal" fo:font-weight="bold" officeooo:rsid="000e4c2d" style:font-style-asian="normal" style:font-weight-asian="bold" style:font-style-complex="normal" style:font-weight-complex="bold"/>
    </style:style>
    <style:style style:name="T28" style:family="text">
      <style:text-properties fo:color="#000000" fo:font-style="normal" fo:font-weight="bold" officeooo:rsid="0013a048" style:font-style-asian="normal" style:font-weight-asian="bold" style:font-style-complex="normal" style:font-weight-complex="bold"/>
    </style:style>
    <style:style style:name="T29" style:family="text">
      <style:text-properties fo:color="#000000" fo:font-style="normal" fo:background-color="#dddddd" loext:char-shading-value="0" style:font-style-asian="normal" style:font-style-complex="normal"/>
    </style:style>
    <style:style style:name="T3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00d7871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00e4c2d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0122e26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013a048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01dbcf0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0164862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fo:font-weight="normal" officeooo:rsid="001aaca7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fo:font-weight="normal" officeooo:rsid="000e4c2d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01ce88a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000000" fo:font-style="italic" fo:font-weight="normal" officeooo:rsid="000d7871" style:font-style-asian="italic" style:font-weight-asian="normal" style:font-style-complex="italic" style:font-weight-complex="normal"/>
    </style:style>
    <style:style style:name="T42" style:family="text">
      <style:text-properties fo:color="#000000" fo:font-style="italic" fo:font-weight="normal" officeooo:rsid="001dbcf0" style:font-style-asian="italic" style:font-weight-asian="normal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1054e1"/>
    </style:style>
    <style:style style:name="T45" style:family="text">
      <style:text-properties officeooo:rsid="001535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SQL Basics:</text:h>
      <text:p text:style-name="P1"/>
      <text:h text:style-name="P37" text:outline-level="3">Boilerplate: </text:h>
      <text:p text:style-name="P2"/>
      <text:p text:style-name="P3">CLAUSE <text:span text:style-name="T1">database_name</text:span> (</text:p>
      <text:p text:style-name="P3">column_name data,</text:p>
      <text:p text:style-name="P3">);</text:p>
      <text:p text:style-name="P3"/>
      <text:h text:style-name="P37" text:outline-level="3">Clauses:</text:h>
      <text:p text:style-name="P3">A Clause is an SQL instruction, they must always be in Capital Letters.</text:p>
      <text:p text:style-name="P3"/>
      <text:p text:style-name="P4"><text:span text:style-name="T26">CREATE</text:span> TABLE</text:p>
      <text:p text:style-name="P4"><text:tab/>-<text:tab/>Initially creates a table, should specify the expected data type for each column</text:p>
      <text:p text:style-name="P3"><text:span text:style-name="T26">INSERT INTO</text:span> <text:span text:style-name="T1">database_name</text:span> (<text:span text:style-name="T7">id</text:span>, column_name, column_name) VALUES (<text:span text:style-name="T7">id_number</text:span>, data, data);</text:p>
      <text:p text:style-name="P3"><text:tab/><text:span text:style-name="T3">-<text:tab/></text:span></text:p>
      <text:p text:style-name="P3"><text:span text:style-name="T26">SELECT</text:span> * <text:span text:style-name="T26">FROM</text:span> <text:span text:style-name="T1">database_name</text:span></text:p>
      <text:p text:style-name="P5"><text:span text:style-name="T1"><text:tab/>-<text:tab/></text:span><text:span text:style-name="T4">* can be any column_name or all columns, </text:span><text:span text:style-name="T5">use a comma to select multipl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8">SELECT</text:span><text:span text:style-name="T4"> </text:span><text:span text:style-name="T1">column_name</text:span><text:span text:style-name="T4"> <text:line-break/></text:span><text:span text:style-name="T13">AS</text:span><text:span text:style-name="T25"> </text:span><text:span text:style-name="T29">‘Column Name’ </text:span><text:span text:style-name="T4"><text:line-break/></text:span><text:span text:style-name="T8">FROM</text:span><text:span text:style-name="T4"> </text:span><text:span text:style-name="T1">database_name;</text:span></text:p>
          </table:table-cell>
          <table:table-cell table:style-name="Table2.B1" office:value-type="string">
            <text:p text:style-name="P22">Allows renaming of Column Headers in output</text:p>
          </table:table-cell>
        </table:table-row>
        <table:table-row>
          <table:table-cell table:style-name="Table2.A2" office:value-type="string">
            <text:p text:style-name="P9"><text:span text:style-name="T8">SELECT</text:span><text:span text:style-name="T4"> </text:span><text:span text:style-name="T13">DISTINCT</text:span><text:span text:style-name="T4"> </text:span><text:span text:style-name="T1">column_name</text:span><text:span text:style-name="T4"> <text:s/><text:line-break/></text:span><text:span text:style-name="T8">FROM</text:span><text:span text:style-name="T4"> </text:span><text:span text:style-name="T1">database_name;</text:span></text:p>
          </table:table-cell>
          <table:table-cell table:style-name="Table2.B2" office:value-type="string">
            <text:p text:style-name="P22">Useful for getting a list of unique values</text:p>
          </table:table-cell>
        </table:table-row>
        <table:table-row>
          <table:table-cell table:style-name="Table2.A2" office:value-type="string">
            <text:p text:style-name="P10"><text:span text:style-name="T8">SELECT</text:span><text:span text:style-name="T4"> </text:span><text:span text:style-name="T1">column_name</text:span><text:span text:style-name="T4"> <text:s/><text:line-break/></text:span><text:span text:style-name="T8">FROM</text:span><text:span text:style-name="T4"> </text:span><text:span text:style-name="T1">database_name<text:line-break/></text:span><text:span text:style-name="T14">WHERE</text:span><text:span text:style-name="T9"> </text:span><text:span text:style-name="T41">column_name </text:span><text:span text:style-name="T31">= true</text:span><text:span text:style-name="T1">;</text:span></text:p>
          </table:table-cell>
          <table:table-cell table:style-name="Table2.B2" office:value-type="string">
            <text:p text:style-name="P23">Only returns colums which meet the criteria</text:p>
          </table:table-cell>
        </table:table-row>
        <table:table-row>
          <table:table-cell table:style-name="Table2.A2" office:value-type="string">
            <text:p text:style-name="P11"><text:span text:style-name="T8">SELECT</text:span><text:span text:style-name="T4"> </text:span><text:span text:style-name="T1">column_name</text:span><text:span text:style-name="T4"> <text:s/><text:line-break/></text:span><text:span text:style-name="T8">FROM</text:span><text:span text:style-name="T4"> </text:span><text:span text:style-name="T1">database_name<text:line-break/></text:span><text:span text:style-name="T9">WHERE </text:span><text:span text:style-name="T41">column_name <text:line-break/></text:span><text:span text:style-name="T15">LIKE</text:span><text:span text:style-name="T10"> </text:span><text:span text:style-name="T32">‘string’;</text:span></text:p>
          </table:table-cell>
          <table:table-cell table:style-name="Table2.B2" office:value-type="string">
            <text:p text:style-name="P24">Finds searches that match the string.<text:line-break/>‘<text:span text:style-name="T44">Da_a’ could return ‘Dana’ &amp; ‘Data’<text:line-break/>‘D%’ could return ‘Dizzy’, ‘Drama’, and ‘Data’</text:span></text:p>
          </table:table-cell>
        </table:table-row>
        <table:table-row>
          <table:table-cell table:style-name="Table2.A2" office:value-type="string">
            <text:p text:style-name="P11"><text:span text:style-name="T8">SELECT</text:span><text:span text:style-name="T4"> </text:span><text:span text:style-name="T1">column_name</text:span><text:span text:style-name="T4"> <text:s/><text:line-break/></text:span><text:span text:style-name="T8">FROM</text:span><text:span text:style-name="T4"> </text:span><text:span text:style-name="T1">database_name<text:line-break/></text:span><text:span text:style-name="T9">WHERE </text:span><text:span text:style-name="T41">column_name <text:line-break/></text:span><text:span text:style-name="T16">BETWEEN</text:span><text:span text:style-name="T10"> </text:span><text:span text:style-name="T33">number </text:span><text:span text:style-name="T11">AND</text:span><text:span text:style-name="T33"> number</text:span><text:span text:style-name="T32">;</text:span></text:p>
          </table:table-cell>
          <table:table-cell table:style-name="Table2.B2" office:value-type="string">
            <text:p text:style-name="P25">Returns everything between the two specified values.<text:line-break/>Can search between starting letters, for example ‘A’ AND ‘J’.</text:p>
          </table:table-cell>
        </table:table-row>
        <table:table-row>
          <table:table-cell table:style-name="Table2.A2" office:value-type="string">
            <text:p text:style-name="P12"><text:span text:style-name="T8">SELECT</text:span><text:span text:style-name="T4"> </text:span><text:span text:style-name="T1">column_name</text:span><text:span text:style-name="T4"> <text:s/><text:line-break/></text:span><text:span text:style-name="T8">FROM</text:span><text:span text:style-name="T4"> </text:span><text:span text:style-name="T1">database_name<text:line-break/></text:span><text:span text:style-name="T9">WHERE </text:span><text:span text:style-name="T41">column_name</text:span><text:span text:style-name="T27"> </text:span><text:span text:style-name="T28">= </text:span><text:span text:style-name="T33">number<text:line-break/></text:span><text:span text:style-name="T16">AND</text:span><text:span text:style-name="T33"> </text:span><text:span text:style-name="T34">column_name = “string”</text:span><text:span text:style-name="T32">;</text:span><text:span text:style-name="T41"> </text:span></text:p>
          </table:table-cell>
          <table:table-cell table:style-name="Table2.B2" office:value-type="string">
            <text:p text:style-name="P26">The AND Clause will return <text:span text:style-name="T45">rows which meet all criteria.<text:line-break/><text:line-break/>Similarly, the OR Clause will return rows which meet at least one of the criteria.</text:span></text:p>
          </table:table-cell>
        </table:table-row>
        <table:table-row>
          <table:table-cell table:style-name="Table2.A2" office:value-type="string">
            <text:p text:style-name="P13"><text:span text:style-name="T8">SELECT</text:span><text:span text:style-name="T4"> </text:span><text:span text:style-name="T1">column_name</text:span><text:span text:style-name="T4"> <text:s/><text:line-break/></text:span><text:span text:style-name="T8">FROM</text:span><text:span text:style-name="T4"> </text:span><text:span text:style-name="T1">database_name<text:line-break/></text:span><text:span text:style-name="T9">WHERE </text:span><text:span text:style-name="T41">column_name</text:span><text:span text:style-name="T27"> </text:span><text:span text:style-name="T28">= </text:span><text:span text:style-name="T33">number<text:line-break/></text:span><text:span text:style-name="T17">ORDER BY</text:span><text:span text:style-name="T33"> </text:span><text:span text:style-name="T34">column_name </text:span><text:span text:style-name="T17">DESC</text:span><text:span text:style-name="T32">;</text:span><text:span text:style-name="T41"> </text:span></text:p>
          </table:table-cell>
          <table:table-cell table:style-name="Table2.B2" office:value-type="string">
            <text:p text:style-name="P27">Orders the returned list by data in a column.</text:p>
            <text:p text:style-name="P27"><text:line-break/>Orders Ascending by default, but the DESC keyword changes this to Descending.</text:p>
          </table:table-cell>
        </table:table-row>
        <table:table-row>
          <table:table-cell table:style-name="Table2.A2" office:value-type="string">
            <text:p text:style-name="P14"><text:span text:style-name="T8">SELECT</text:span><text:span text:style-name="T4"> * <text:line-break/></text:span><text:span text:style-name="T8">FROM</text:span><text:span text:style-name="T4"> </text:span><text:span text:style-name="T1">database_name</text:span><text:span text:style-name="T33"><text:line-break/></text:span><text:span text:style-name="T18">LIMIT</text:span><text:span text:style-name="T36"> 3</text:span><text:span text:style-name="T32">;</text:span><text:span text:style-name="T41"> </text:span></text:p>
          </table:table-cell>
          <table:table-cell table:style-name="Table2.B2" office:value-type="string">
            <text:p text:style-name="P28">Limit always goes at the end.<text:line-break/><text:line-break/>Will only return that many rows.</text:p>
          </table:table-cell>
        </table:table-row>
        <table:table-row>
          <table:table-cell table:style-name="Table2.A2" office:value-type="string">
            <text:p text:style-name="P15"><text:span text:style-name="T8">SELECT</text:span><text:span text:style-name="T4"> *,<text:line-break/> <text:s/></text:span><text:span text:style-name="T6">CASE<text:line-break/> <text:s text:c="3"/>WHEN </text:span><text:span text:style-name="T1">column_name </text:span><text:span text:style-name="T2">= ‘i’ THEN ‘j’<text:line-break/> <text:s text:c="3"/></text:span><text:span text:style-name="T6">WHEN</text:span><text:span text:style-name="T2"> </text:span><text:span text:style-name="T1">column_name </text:span><text:span text:style-name="T2">= ‘x’ THEN ‘y’<text:line-break/> <text:s text:c="3"/>ELSE ‘k’<text:line-break/> <text:s/>END AS ‘new_ </text:span><text:span text:style-name="T1">column_name’</text:span><text:span text:style-name="T2"><text:line-break/></text:span><text:span text:style-name="T8">FROM</text:span><text:span text:style-name="T4"> </text:span><text:span text:style-name="T1">database_name</text:span><text:span text:style-name="T33"><text:line-break/></text:span><text:span text:style-name="T18">LIMIT</text:span><text:span text:style-name="T36"> 3</text:span><text:span text:style-name="T32">;</text:span><text:span text:style-name="T41"> </text:span></text:p>
          </table:table-cell>
          <table:table-cell table:style-name="Table2.B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16"><text:span text:style-name="T8">SELECT</text:span><text:span text:style-name="T4"> * <text:line-break/></text:span><text:span text:style-name="T8">FROM</text:span><text:span text:style-name="T4"> </text:span><text:span text:style-name="T1">database_name</text:span><text:span text:style-name="T33"><text:line-break/></text:span><text:span text:style-name="T19">GROUP BY</text:span><text:span text:style-name="T36"> </text:span><text:span text:style-name="T37">column_name</text:span><text:span text:style-name="T32">;</text:span><text:span text:style-name="T41"> </text:span></text:p>
          </table:table-cell>
          <table:table-cell table:style-name="Table2.B2" office:value-type="string">
            <text:p text:style-name="P29">GROUP BY indexes the table by the value chosen.</text:p>
            <text:p text:style-name="P30">Can also use 1, 2, 3, … for referencing columns SELECTED</text:p>
          </table:table-cell>
        </table:table-row>
        <table:table-row>
          <table:table-cell table:style-name="Table2.A2" office:value-type="string">
            <text:p text:style-name="P17"><text:span text:style-name="T8">SELECT</text:span><text:span text:style-name="T4"> * <text:line-break/></text:span><text:span text:style-name="T8">FROM</text:span><text:span text:style-name="T4"> </text:span><text:span text:style-name="T1">database_name</text:span><text:span text:style-name="T33"><text:line-break/></text:span><text:span text:style-name="T21">GROUP BY</text:span><text:span text:style-name="T36"> </text:span><text:span text:style-name="T37">column_name<text:line-break/></text:span><text:span text:style-name="T20">HAVING</text:span><text:span text:style-name="T36"> </text:span><text:span text:style-name="T37">column_name </text:span><text:span text:style-name="T39">&gt; 10</text:span><text:span text:style-name="T38">;</text:span><text:span text:style-name="T41"> </text:span></text:p>
          </table:table-cell>
          <table:table-cell table:style-name="Table2.B2" office:value-type="string">
            <text:p text:style-name="P31">HAVING is used in the same way WHERE is used, except it filters the groups, rather than the rows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31"/>
          </table:table-cell>
        </table:table-row>
      </table:table>
      <text:p text:style-name="P20"><text:soft-page-break/></text:p>
      <text:p text:style-name="P6"><text:span text:style-name="T26">UPDATE</text:span> <text:span text:style-name="T1">database_name</text:span> <text:span text:style-name="T26">SET</text:span> column_name = new_data <text:span text:style-name="T26">WHERE</text:span> id = 1; </text:p>
      <text:p text:style-name="P6"><text:tab/>-<text:tab/></text:p>
      <text:p text:style-name="P6"/>
      <text:p text:style-name="P6"><text:span text:style-name="T26">ALTER TABLE</text:span> <text:span text:style-name="T1">database_name</text:span> <text:span text:style-name="T26">ADD COLUMN </text:span><text:span text:style-name="T1">column_name </text:span><text:span text:style-name="T8">DATA_TYPE</text:span>; </text:p>
      <text:p text:style-name="P6"><text:tab/>-<text:tab/></text:p>
      <text:p text:style-name="P7"/>
      <text:p text:style-name="P7"/>
      <text:p text:style-name="P7"><text:span text:style-name="T26">DELETE FROM</text:span> database_name <text:span text:style-name="T26">WHERE</text:span> column_name <text:span text:style-name="T26">IS</text:span> data; </text:p>
      <text:p text:style-name="P7"/>
      <text:p text:style-name="P7">CREATE TABLE modifi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IMARY KEY</text:p>
          </table:table-cell>
          <table:table-cell table:style-name="Table1.B1" office:value-type="string">
            <text:p text:style-name="P7">Used to uniquely identify each row</text:p>
          </table:table-cell>
        </table:table-row>
        <table:table-row>
          <table:table-cell table:style-name="Table1.A2" office:value-type="string">
            <text:p text:style-name="P7">UNIQUE</text:p>
          </table:table-cell>
          <table:table-cell table:style-name="Table1.B2" office:value-type="string">
            <text:p text:style-name="P7">Requires different value for each row, similar to PRIMARY KEY, except can have multiple UNIQUE columns</text:p>
          </table:table-cell>
        </table:table-row>
        <table:table-row>
          <table:table-cell table:style-name="Table1.A2" office:value-type="string">
            <text:p text:style-name="P7">NOT NULL</text:p>
          </table:table-cell>
          <table:table-cell table:style-name="Table1.B2" office:value-type="string">
            <text:p text:style-name="P7">Must have a value</text:p>
          </table:table-cell>
        </table:table-row>
        <table:table-row>
          <table:table-cell table:style-name="Table1.A2" office:value-type="string">
            <text:p text:style-name="P7">DEFAULT ‘Data’;</text:p>
          </table:table-cell>
          <table:table-cell table:style-name="Table1.B2" office:value-type="string">
            <text:p text:style-name="P7">Provides a default entry if no data is entered.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7"/>
      <text:p text:style-name="P7"/>
      <text:p text:style-name="P7"/>
      <text:p text:style-name="P8">Math Operators:</text:p>
      <text:p text:style-name="P8"><text:tab/><text:span text:style-name="T43">COUNT<text:line-break/><text:tab/>SUM<text:line-break/><text:tab/>MAX/MIN<text:line-break/><text:tab/>AVG<text:line-break/><text:tab/>ROUND</text:span></text:p>
      <text:p text:style-name="P35"/>
      <text:p text:style-name="P35"/>
      <text:h text:style-name="Heading_20_3" text:outline-level="3">Joining Tables:</text:h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span text:style-name="T8">SELECT</text:span><text:span text:style-name="T4"> * <text:line-break/></text:span><text:span text:style-name="T8">FROM</text:span><text:span text:style-name="T4"> </text:span><text:span text:style-name="T1">database_name</text:span><text:span text:style-name="T33"><text:line-break/></text:span><text:span text:style-name="T23">JOIN</text:span><text:span text:style-name="T30"> </text:span><text:span text:style-name="T35">otherdb</text:span><text:span text:style-name="T40">_name<text:line-break/> <text:s/></text:span><text:span text:style-name="T12">ON</text:span><text:span text:style-name="T30"> </text:span><text:span text:style-name="T35">database_name.id = otherdb</text:span><text:span text:style-name="T40">_name.</text:span><text:span text:style-name="T42">id</text:span><text:span text:style-name="T37">;</text:span></text:p>
          </table:table-cell>
          <table:table-cell table:style-name="Table3.B1" office:value-type="string">
            <text:p text:style-name="P32">A basic join function.<text:line-break/>Will remove and rows where the ON criteria cannot be done.</text:p>
          </table:table-cell>
        </table:table-row>
        <table:table-row>
          <table:table-cell table:style-name="Table3.A2" office:value-type="string">
            <text:p text:style-name="P18"><text:span text:style-name="T8">SELECT</text:span><text:span text:style-name="T4"> * <text:line-break/></text:span><text:span text:style-name="T8">FROM</text:span><text:span text:style-name="T4"> </text:span><text:span text:style-name="T1">database_name</text:span><text:span text:style-name="T33"><text:line-break/></text:span><text:span text:style-name="T23">LEFT</text:span><text:span text:style-name="T35"> </text:span><text:span text:style-name="T22">JOIN</text:span><text:span text:style-name="T30"> </text:span><text:span text:style-name="T35">otherdb</text:span><text:span text:style-name="T40">_name<text:line-break/> <text:s/></text:span><text:span text:style-name="T12">ON</text:span><text:span text:style-name="T30"> </text:span><text:span text:style-name="T35">database_name.id = otherdb</text:span><text:span text:style-name="T40">_name.</text:span><text:span text:style-name="T42">id</text:span><text:span text:style-name="T37">;</text:span></text:p>
          </table:table-cell>
          <table:table-cell table:style-name="Table3.B2" office:value-type="string">
            <text:p text:style-name="P32">Will keep any sections of original table, leaving blank spaces where missing data from table 2 is.</text:p>
          </table:table-cell>
        </table:table-row>
        <table:table-row>
          <table:table-cell table:style-name="Table3.A3" office:value-type="string">
            <text:p text:style-name="P19"><text:span text:style-name="T8">SELECT</text:span><text:span text:style-name="T4"> * <text:line-break/></text:span><text:span text:style-name="T8">FROM</text:span><text:span text:style-name="T4"> </text:span><text:span text:style-name="T1">database_name</text:span><text:span text:style-name="T33"><text:line-break/></text:span><text:span text:style-name="T24">CROSS</text:span><text:span text:style-name="T35"> </text:span><text:span text:style-name="T22">JOIN</text:span><text:span text:style-name="T30"> </text:span><text:span text:style-name="T35">otherdb</text:span><text:span text:style-name="T40">_name<text:line-break/> <text:s/></text:span><text:span text:style-name="T12">ON</text:span><text:span text:style-name="T30"> </text:span><text:span text:style-name="T35">database_name.id = otherdb</text:span><text:span text:style-name="T40">_name.</text:span><text:span text:style-name="T42">id</text:span><text:span text:style-name="T37">;</text:span></text:p>
          </table:table-cell>
          <table:table-cell table:style-name="Table3.B3" office:value-type="string">
            <text:p text:style-name="P33">Not sure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0:09:18.777000000</meta:creation-date>
    <dc:date>2018-02-17T10:05:21.091000000</dc:date>
    <meta:editing-duration>PT1H32M37S</meta:editing-duration>
    <meta:editing-cycles>11</meta:editing-cycles>
    <meta:generator>LibreOffice/5.3.3.2$Windows_x86 LibreOffice_project/3d9a8b4b4e538a85e0782bd6c2d430bafe583448</meta:generator>
    <meta:document-statistic meta:table-count="3" meta:image-count="0" meta:object-count="0" meta:page-count="4" meta:paragraph-count="59" meta:word-count="481" meta:character-count="3122" meta:non-whitespace-character-count="2630"/>
  </office:meta>
</office:document-meta>
</file>